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B0EE58D2ACA0D89A2F.png" manifest:media-type="image/png"/>
  <manifest:file-entry manifest:full-path="Pictures/1000020100000780000004B03FD3FF0115C43A81.png" manifest:media-type="image/png"/>
  <manifest:file-entry manifest:full-path="Pictures/1000020100000780000004B089354B539CA31D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0.0138in, 2.224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952in, 1.3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4.328in, 1.632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1453in" svg:height="4.2646in" draw:z-index="0"><draw:image xlink:href="Pictures/1000020100000780000004B089354B539CA31DDC.png" xlink:type="simple" xlink:show="embed" xlink:actuate="onLoad"/></draw:frame><draw:frame draw:style-name="fr2" draw:name="Image2" text:anchor-type="paragraph" svg:x="0.3646in" svg:y="4.4472in" svg:width="6.272in" svg:height="4.9646in" draw:z-index="1"><draw:image xlink:href="Pictures/1000020100000780000004B03FD3FF0115C43A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-0.0626in" svg:y="-0.0791in" svg:width="7.3193in" svg:height="5.0752in" draw:z-index="2"><draw:image xlink:href="Pictures/1000020100000780000004B0EE58D2ACA0D89A2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3:33.447471263</meta:creation-date>
    <dc:date>2017-10-20T09:01:47.415125128</dc:date>
    <meta:editing-duration>PT3M4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